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3228in"/>
        </style:tab-stops>
      </style:paragraph-properties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>
      <style:paragraph-properties fo:margin-left="0.5in" fo:margin-right="0in" fo:text-indent="0.5in" style:auto-text-indent="false"/>
    </style:style>
    <style:style style:name="P4" style:family="paragraph" style:parent-style-name="Standard">
      <style:paragraph-properties fo:margin-left="1in" fo:margin-right="0in" fo:text-indent="0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Standard">
      <style:paragraph-properties fo:text-align="center" style:justify-single-word="false" fo:break-before="pag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unction Example 1</text:p>
      <text:p text:style-name="Standard">Module main ()</text:p>
      <text:p text:style-name="P2">Declare Real length, width, area</text:p>
      <text:p text:style-name="P2">Display “Please type length of the rectangle.”</text:p>
      <text:p text:style-name="P2">Input length</text:p>
      <text:p text:style-name="P2">Display “Please type width of the rectangle.”</text:p>
      <text:p text:style-name="P2">Input width</text:p>
      <text:p text:style-name="P2">Set area = product (length, width)</text:p>
      <text:p text:style-name="P2">Display “Area of this rectangle is ” , area</text:p>
      <text:p text:style-name="P1">End Module<text:tab/></text:p>
      <text:p text:style-name="P1"/>
      <text:p text:style-name="Standard">Function Real product (Real length, Real width)</text:p>
      <text:p text:style-name="P2">Declare Real result</text:p>
      <text:p text:style-name="P2">Result = length * width</text:p>
      <text:p text:style-name="P2">Return result</text:p>
      <text:p text:style-name="Standard">End Function<text:line-break/></text:p>
      <text:p text:style-name="P7">Function Example 2</text:p>
      <text:p text:style-name="Standard">Module main ()</text:p>
      <text:p text:style-name="P2">Declare Real feet, ftToInch</text:p>
      <text:p text:style-name="P2">Display “Please enter number of feet that you would like to convert into inches.”</text:p>
      <text:p text:style-name="P2">Input feet</text:p>
      <text:p text:style-name="P2">Set to ftToInch = feetToInches (feet)</text:p>
      <text:p text:style-name="P2">Display “” ,feet, “ft is same as ” ,ftToInch, “inches.”</text:p>
      <text:p text:style-name="Standard">End Module</text:p>
      <text:p text:style-name="Standard"/>
      <text:p text:style-name="Standard">Function Real feetToInches (Real feet)</text:p>
      <text:p text:style-name="P2">Declare Real inches</text:p>
      <text:p text:style-name="P2">Set inches = feet * 12</text:p>
      <text:p text:style-name="P2">Return inches</text:p>
      <text:p text:style-name="Standard">End Function</text:p>
      <text:p text:style-name="Standard"/>
      <text:p text:style-name="P7">Function Example 3</text:p>
      <text:p text:style-name="Standard">Module main ()</text:p>
      <text:p text:style-name="P2">Declare Integer number1, number2, numSum, answer</text:p>
      <text:p text:style-name="P2">Set number1 = random (1,10000)</text:p>
      <text:p text:style-name="P2">Set number2 = random (1,10000)</text:p>
      <text:p text:style-name="P2">Set numSum = sum (number1, number2)</text:p>
      <text:p text:style-name="P2">Display “” , number1</text:p>
      <text:p text:style-name="P2">Display “+”</text:p>
      <text:p text:style-name="P2">Display “” , number2</text:p>
      <text:p text:style-name="P2">Display “Please enter the answer.”</text:p>
      <text:p text:style-name="P2">Input answer</text:p>
      <text:p text:style-name="P2">If answer == numSum then</text:p>
      <text:p text:style-name="P3">Display “Congratulation you are right!!!”</text:p>
      <text:p text:style-name="P2">Else </text:p>
      <text:p text:style-name="P4">Display “This number is incorrect.”</text:p>
      <text:p text:style-name="P4">Display “The answer is ” ,numSum</text:p>
      <text:p text:style-name="P2">End Module</text:p>
      <text:p text:style-name="Standard">Function Integer sum (Integer number1, Integer number2)</text:p>
      <text:p text:style-name="P2">Declare Integer result</text:p>
      <text:p text:style-name="P2">Set result = number1 + number2</text:p>
      <text:p text:style-name="P2">Return result</text:p>
      <text:p text:style-name="Standard">End Function</text:p>
      <text:p text:style-name="Standard"/>
      <text:p text:style-name="P5">Function Example <text:s/>4</text:p>
      <text:p text:style-name="Standard">Module main ()</text:p>
      <text:p text:style-name="P2">Declare Integer number1, number2, bigger</text:p>
      <text:p text:style-name="P2">Display “Please type a random number.” </text:p>
      <text:p text:style-name="P2">Input number1</text:p>
      <text:p text:style-name="P2">Display “Please type different random number.”</text:p>
      <text:p text:style-name="P2">Input number2</text:p>
      <text:p text:style-name="P2">Set bigger = max (number1, number2)</text:p>
      <text:p text:style-name="P2">Display “Greater number is ” , bigger</text:p>
      <text:p text:style-name="Standard">End Module</text:p>
      <text:p text:style-name="Standard"/>
      <text:p text:style-name="Standard">Function Integer max (Integer number1, Integer number2)</text:p>
      <text:p text:style-name="P2">Declare result</text:p>
      <text:p text:style-name="P2">If number1 &gt; number2 then</text:p>
      <text:p text:style-name="P2">Set result = number1</text:p>
      <text:p text:style-name="P2">Else</text:p>
      <text:p text:style-name="P2">Set result = number2</text:p>
      <text:p text:style-name="P2">Return result</text:p>
      <text:p text:style-name="Standard">End Function</text:p>
      <text:p text:style-name="Standard"/>
      <text:p text:style-name="P5">Function Example <text:s/>5</text:p>
      <text:p text:style-name="Standard">Constant Real G = 9.8</text:p>
      <text:p text:style-name="Standard">Module main ()</text:p>
      <text:p text:style-name="P2">Declare Real time, space</text:p>
      <text:p text:style-name="P2">Declare Integer counter</text:p>
      <text:p text:style-name="P2">For counter = 1 To 10</text:p>
      <text:p text:style-name="P3">Set space = fallingDistance (counter)</text:p>
      <text:p text:style-name="P3">Display “In ” , counter, <text:s/>“ seconds, this object cover ” , space, “meters of distance.”</text:p>
      <text:p text:style-name="P3">Set counter = counter + 1</text:p>
      <text:p text:style-name="P2">End For</text:p>
      <text:p text:style-name="Standard">End Module</text:p>
      <text:p text:style-name="P2"><text:bookmark text:name="_GoBack"/></text:p>
      <text:p text:style-name="P2"/>
      <text:p text:style-name="P2"/>
      <text:p text:style-name="Standard">Function Real fallingDistance (Real time)</text:p>
      <text:p text:style-name="P2">Declare Real distance</text:p>
      <text:p text:style-name="P2">Set distance = 0.5 * G * time ^ 2</text:p>
      <text:p text:style-name="P2">Return distance</text:p>
      <text:p text:style-name="Standard">End Fun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s, Michal K</meta:initial-creator>
    <meta:editing-cycles>16</meta:editing-cycles>
    <meta:creation-date>2014-02-20T18:48:00</meta:creation-date>
    <dc:date>2017-06-13T12:28:49.44</dc:date>
    <meta:editing-duration>PT2M20S</meta:editing-duration>
    <meta:generator>OpenOffice/4.1.3$Win32 OpenOffice.org_project/413m1$Build-9783</meta:generator>
    <meta:document-statistic meta:table-count="0" meta:image-count="0" meta:object-count="0" meta:page-count="5" meta:paragraph-count="84" meta:word-count="362" meta:character-count="2127"/>
    <meta:user-defined meta:name="AppVersion">15.0000</meta:user-defined>
    <meta:user-defined meta:name="Company">Palm Beach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